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0.4272in"/>
    </style:style>
    <style:style style:name="co3" style:family="table-column">
      <style:table-column-properties fo:break-before="auto" style:column-width="0.5201in"/>
    </style:style>
    <style:style style:name="co4" style:family="table-column">
      <style:table-column-properties fo:break-before="auto" style:column-width="0.5661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gender</text:p>
          </table:table-cell>
          <table:table-cell office:value-type="string">
            <text:p>il1b</text:p>
          </table:table-cell>
          <table:table-cell office:value-type="string">
            <text:p>smoke</text:p>
          </table:table-cell>
          <table:table-cell office:value-type="string">
            <text:p>areainfl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39.97">
            <text:p>39.97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24.011">
            <text:p>24.011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35.774">
            <text:p>35.774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etero</text:p>
          </table:table-cell>
          <table:table-cell office:value-type="string">
            <text:p>high</text:p>
          </table:table-cell>
          <table:table-cell office:value-type="float" office:value="58.651">
            <text:p>58.651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27.712">
            <text:p>27.712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etero</text:p>
          </table:table-cell>
          <table:table-cell office:value-type="string">
            <text:p>high</text:p>
          </table:table-cell>
          <table:table-cell office:value-type="float" office:value="48.362">
            <text:p>48.362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ut</text:p>
          </table:table-cell>
          <table:table-cell office:value-type="string">
            <text:p>low</text:p>
          </table:table-cell>
          <table:table-cell office:value-type="float" office:value="44.97">
            <text:p>44.97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56.094">
            <text:p>56.094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68.816">
            <text:p>68.81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22.083">
            <text:p>22.08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62.455">
            <text:p>62.45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mut</text:p>
          </table:table-cell>
          <table:table-cell office:value-type="string">
            <text:p>high</text:p>
          </table:table-cell>
          <table:table-cell office:value-type="float" office:value="55.125">
            <text:p>55.12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67.383">
            <text:p>67.38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mut</text:p>
          </table:table-cell>
          <table:table-cell office:value-type="string">
            <text:p>low</text:p>
          </table:table-cell>
          <table:table-cell office:value-type="float" office:value="34.846">
            <text:p>34.846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31.64">
            <text:p>31.64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40.269">
            <text:p>40.269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22.145">
            <text:p>22.14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42.898">
            <text:p>42.898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74.043">
            <text:p>74.04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36.042">
            <text:p>36.042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56.29">
            <text:p>56.29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32.073">
            <text:p>32.07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mut</text:p>
          </table:table-cell>
          <table:table-cell office:value-type="string">
            <text:p>high</text:p>
          </table:table-cell>
          <table:table-cell office:value-type="float" office:value="51.568">
            <text:p>51.568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49.362">
            <text:p>49.362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33.176">
            <text:p>33.17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29.877">
            <text:p>29.877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44.166">
            <text:p>44.166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etero</text:p>
          </table:table-cell>
          <table:table-cell office:value-type="string">
            <text:p>high</text:p>
          </table:table-cell>
          <table:table-cell office:value-type="float" office:value="41.434">
            <text:p>41.434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25.98">
            <text:p>25.98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40.702">
            <text:p>40.702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etero</text:p>
          </table:table-cell>
          <table:table-cell office:value-type="string">
            <text:p>high</text:p>
          </table:table-cell>
          <table:table-cell office:value-type="float" office:value="60.517">
            <text:p>60.517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36.372">
            <text:p>36.372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39.836">
            <text:p>39.836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etero</text:p>
          </table:table-cell>
          <table:table-cell office:value-type="string">
            <text:p>high</text:p>
          </table:table-cell>
          <table:table-cell office:value-type="float" office:value="43.764">
            <text:p>43.764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ut</text:p>
          </table:table-cell>
          <table:table-cell office:value-type="string">
            <text:p>high</text:p>
          </table:table-cell>
          <table:table-cell office:value-type="float" office:value="52.599">
            <text:p>52.599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etero</text:p>
          </table:table-cell>
          <table:table-cell office:value-type="string">
            <text:p>high</text:p>
          </table:table-cell>
          <table:table-cell office:value-type="float" office:value="41.434">
            <text:p>41.434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40.702">
            <text:p>40.702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42.434">
            <text:p>42.434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16.021">
            <text:p>16.021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38.238">
            <text:p>38.238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ut</text:p>
          </table:table-cell>
          <table:table-cell office:value-type="string">
            <text:p>high</text:p>
          </table:table-cell>
          <table:table-cell office:value-type="float" office:value="50.568">
            <text:p>50.568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39.372">
            <text:p>39.372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55.228">
            <text:p>55.228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ut</text:p>
          </table:table-cell>
          <table:table-cell office:value-type="string">
            <text:p>low</text:p>
          </table:table-cell>
          <table:table-cell office:value-type="float" office:value="30.248">
            <text:p>30.248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41.135">
            <text:p>41.135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49.362">
            <text:p>49.362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58.96">
            <text:p>58.9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etero</text:p>
          </table:table-cell>
          <table:table-cell office:value-type="string">
            <text:p>high</text:p>
          </table:table-cell>
          <table:table-cell office:value-type="float" office:value="41.867">
            <text:p>41.867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etero</text:p>
          </table:table-cell>
          <table:table-cell office:value-type="string">
            <text:p>high</text:p>
          </table:table-cell>
          <table:table-cell office:value-type="float" office:value="46.228">
            <text:p>46.228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41.166">
            <text:p>41.166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etero</text:p>
          </table:table-cell>
          <table:table-cell office:value-type="string">
            <text:p>high</text:p>
          </table:table-cell>
          <table:table-cell office:value-type="float" office:value="44.63">
            <text:p>44.6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14.289">
            <text:p>14.289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27.908">
            <text:p>27.908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23.856">
            <text:p>23.856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40.269">
            <text:p>40.269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26.176">
            <text:p>26.176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ut</text:p>
          </table:table-cell>
          <table:table-cell office:value-type="string">
            <text:p>high</text:p>
          </table:table-cell>
          <table:table-cell office:value-type="float" office:value="54.496">
            <text:p>54.496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65.424">
            <text:p>65.424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20.413">
            <text:p>20.41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mut</text:p>
          </table:table-cell>
          <table:table-cell office:value-type="string">
            <text:p>high</text:p>
          </table:table-cell>
          <table:table-cell office:value-type="float" office:value="71.043">
            <text:p>71.043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31.073">
            <text:p>31.073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45.898">
            <text:p>45.898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13.423">
            <text:p>13.423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etero</text:p>
          </table:table-cell>
          <table:table-cell office:value-type="string">
            <text:p>low</text:p>
          </table:table-cell>
          <table:table-cell office:value-type="float" office:value="38.372">
            <text:p>38.372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string">
            <text:p>mut</text:p>
          </table:table-cell>
          <table:table-cell office:value-type="string">
            <text:p>low</text:p>
          </table:table-cell>
          <table:table-cell office:value-type="float" office:value="51.269">
            <text:p>51.269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27.712">
            <text:p>27.712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high</text:p>
          </table:table-cell>
          <table:table-cell office:value-type="float" office:value="68.455">
            <text:p>68.45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39.403">
            <text:p>39.403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wt</text:p>
          </table:table-cell>
          <table:table-cell office:value-type="string">
            <text:p>low</text:p>
          </table:table-cell>
          <table:table-cell office:value-type="float" office:value="19.949">
            <text:p>19.9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5">03/05/2022</text:date>, <text:time>15:29:4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0" meta:object-count="0"/>
    <meta:generator>OpenOffice/4.1.8$Unix OpenOffice.org_project/418m3$Build-9803</meta:generator>
  </office:meta>
</office:document-meta>
</file>